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1A0000025343F445B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aqua-title">
      <style:graphic-properties draw:fill-color="#ffffff" draw:auto-grow-height="true" fo:min-height="3.507cm"/>
    </style:style>
    <style:style style:name="pr2" style:family="presentation" style:parent-style-name="lyt-aqua-subtitle">
      <style:graphic-properties draw:fill-color="#ffffff" draw:auto-grow-height="true" fo:min-height="11.501cm"/>
    </style:style>
    <style:style style:name="pr3" style:family="presentation" style:parent-style-name="lyt-aqua-notes">
      <style:graphic-properties draw:fill-color="#ffffff" draw:auto-grow-height="true" fo:min-height="13.365cm"/>
    </style:style>
    <style:style style:name="pr4" style:family="presentation" style:parent-style-name="lyt-aqua-title">
      <style:graphic-properties draw:auto-grow-height="true" fo:min-height="3.507cm"/>
    </style:style>
    <style:style style:name="pr5" style:family="presentation" style:parent-style-name="lyt-aqua-outline1">
      <style:graphic-properties fo:min-height="11.25cm"/>
    </style:style>
    <style:style style:name="pr6" style:family="presentation" style:parent-style-name="lyt-aqua-notes">
      <style:graphic-properties draw:fill-color="#ffffff" fo:min-height="13.114cm"/>
    </style:style>
    <style:style style:name="pr7" style:family="presentation" style:parent-style-name="lyt-aqua-outline1">
      <style:graphic-properties draw:stroke="none" draw:fill="none" draw:auto-grow-height="true" fo:min-height="11.501cm"/>
    </style:style>
    <style:style style:name="pr8" style:family="presentation" style:parent-style-name="lyt-aqua-title">
      <style:graphic-properties fo:min-height="3.256cm"/>
    </style:style>
    <style:style style:name="pr9" style:family="presentation" style:parent-style-name="lyt-aqua-outline1">
      <style:graphic-properties fo:min-height="16.625cm"/>
    </style:style>
    <style:style style:name="pr10" style:family="presentation" style:parent-style-name="lyt-aqua-outline1">
      <style:graphic-properties fo:min-height="13.7cm"/>
    </style:style>
    <style:style style:name="P1" style:family="paragraph">
      <style:paragraph-properties fo:margin-left="0cm" fo:margin-right="0cm" fo:text-indent="0cm"/>
      <style:text-properties fo:font-weight="bold" style:font-weight-asian="bold" style:font-weight-complex="bold"/>
    </style:style>
    <style:style style:name="P2" style:family="paragraph">
      <style:paragraph-properties fo:margin-left="0cm" fo:margin-right="0cm" fo:text-indent="0cm"/>
      <style:text-properties fo:color="#666666"/>
    </style:style>
    <style:style style:name="P3" style:family="paragraph">
      <style:paragraph-properties fo:margin-left="0.6cm" fo:margin-right="0cm" fo:text-indent="-0.6cm"/>
    </style:style>
    <style:style style:name="P4" style:family="paragraph">
      <style:text-properties fo:font-size="20pt"/>
    </style:style>
    <style:style style:name="P5" style:family="paragraph">
      <style:paragraph-properties style:text-autospace="none"/>
    </style:style>
    <style:style style:name="P6" style:family="paragraph">
      <style:paragraph-properties style:text-autospace="none"/>
      <style:text-properties fo:font-family="ArialMT" style:font-family-generic="swiss" fo:font-size="22pt" style:font-size-asian="22pt" style:font-size-complex="22pt"/>
    </style:style>
    <style:style style:name="P7" style:family="paragraph">
      <style:text-properties fo:font-size="22pt" style:font-size-asian="22pt" style:font-size-complex="22pt"/>
    </style:style>
    <style:style style:name="P8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666666"/>
    </style:style>
    <style:style style:name="T3" style:family="text">
      <style:text-properties fo:color="#666666" style:text-position="super 58%"/>
    </style:style>
    <style:style style:name="T4" style:family="text">
      <style:text-properties fo:color="#666666" fo:font-size="24pt" fo:font-style="italic" style:font-size-asian="32pt" style:font-style-asian="italic" style:font-size-complex="32pt" style:font-style-complex="italic"/>
    </style:style>
    <style:style style:name="T5" style:family="text">
      <style:text-properties fo:font-family="'Lucida Grande'" style:font-style-name="Regular" style:font-pitch="variable" fo:font-weight="bold" style:font-family-asian="'Lucida Grande'" style:font-style-name-asian="Regular" style:font-pitch-asian="variable" style:font-weight-asian="bold" style:font-family-complex="'Lucida Grande'" style:font-style-name-complex="Regular" style:font-pitch-complex="variable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color="#fa6400" style:text-outline="false" style:text-line-through-style="none" fo:font-family="ArialMT" style:font-family-generic="swiss" fo:font-size="22pt" fo:font-style="normal" fo:text-shadow="none" style:text-underline-style="none" fo:font-weight="normal" style:font-family-asian="ArialMT" style:font-family-generic-asian="swiss" style:font-size-asian="22pt" style:font-style-asian="normal" style:font-weight-asian="normal" style:font-family-complex="ArialMT" style:font-family-generic-complex="swiss" style:font-size-complex="12.5pt" style:font-style-complex="normal" style:font-weight-complex="normal" style:text-emphasize="none" style:font-relief="none"/>
    </style:style>
    <style:style style:name="T9" style:family="text">
      <style:text-properties fo:color="#000000" style:text-outline="false" style:text-line-through-style="none" fo:font-family="ArialMT" style:font-family-generic="swiss" fo:font-size="22pt" fo:font-style="normal" fo:text-shadow="none" style:text-underline-style="none" fo:font-weight="normal" style:font-family-asian="ArialMT" style:font-family-generic-asian="swiss" style:font-size-asian="22pt" style:font-style-asian="normal" style:font-weight-asian="normal" style:font-family-complex="ArialMT" style:font-family-generic-complex="swiss" style:font-size-complex="12.5pt" style:font-style-complex="normal" style:font-weight-complex="normal" style:text-emphasize="none" style:font-relief="none"/>
    </style:style>
    <style:style style:name="T10" style:family="text">
      <style:text-properties fo:color="#000096" style:text-outline="false" style:text-line-through-style="none" fo:font-family="ArialMT" style:font-family-generic="swiss" fo:font-size="22pt" fo:font-style="normal" fo:text-shadow="none" style:text-underline-style="none" fo:font-weight="normal" style:font-family-asian="ArialMT" style:font-family-generic-asian="swiss" style:font-size-asian="22pt" style:font-style-asian="normal" style:font-weight-asian="normal" style:font-family-complex="ArialMT" style:font-family-generic-complex="swiss" style:font-size-complex="12.5pt" style:font-style-complex="normal" style:font-weight-complex="normal" style:text-emphasize="none" style:font-relief="none"/>
    </style:style>
    <style:style style:name="T11" style:family="text">
      <style:text-properties fo:color="#646464" style:text-outline="false" style:text-line-through-style="none" fo:font-family="ArialMT" style:font-family-generic="swiss" fo:font-size="22pt" fo:font-style="normal" fo:text-shadow="none" style:text-underline-style="none" fo:font-weight="normal" style:font-family-asian="ArialMT" style:font-family-generic-asian="swiss" style:font-size-asian="22pt" style:font-style-asian="normal" style:font-weight-asian="normal" style:font-family-complex="ArialMT" style:font-family-generic-complex="swiss" style:font-size-complex="12.5pt" style:font-style-complex="normal" style:font-weight-complex="normal" style:text-emphasize="none" style:font-relief="none"/>
    </style:style>
    <style:style style:name="T12" style:family="text">
      <style:text-properties fo:color="#f5844c" style:text-outline="false" style:text-line-through-style="none" fo:font-family="ArialMT" style:font-family-generic="swiss" fo:font-size="22pt" fo:font-style="normal" fo:text-shadow="none" style:text-underline-style="none" fo:font-weight="normal" style:font-family-asian="ArialMT" style:font-family-generic-asian="swiss" style:font-size-asian="22pt" style:font-style-asian="normal" style:font-weight-asian="normal" style:font-family-complex="ArialMT" style:font-family-generic-complex="swiss" style:font-size-complex="12.5pt" style:font-style-complex="normal" style:font-weight-complex="normal" style:text-emphasize="none" style:font-relief="none"/>
    </style:style>
    <style:style style:name="T13" style:family="text">
      <style:text-properties fo:color="#ff8040" style:text-outline="false" style:text-line-through-style="none" fo:font-family="ArialMT" style:font-family-generic="swiss" fo:font-size="22pt" fo:font-style="normal" fo:text-shadow="none" style:text-underline-style="none" fo:font-weight="normal" style:font-family-asian="ArialMT" style:font-family-generic-asian="swiss" style:font-size-asian="22pt" style:font-style-asian="normal" style:font-weight-asian="normal" style:font-family-complex="ArialMT" style:font-family-generic-complex="swiss" style:font-size-complex="12.5pt" style:font-style-complex="normal" style:font-weight-complex="normal" style:text-emphasize="none" style:font-relief="none"/>
    </style:style>
    <style:style style:name="T14" style:family="text">
      <style:text-properties fo:color="#993300" style:text-outline="false" style:text-line-through-style="none" fo:font-family="ArialMT" style:font-family-generic="swiss" fo:font-size="22pt" fo:font-style="normal" fo:text-shadow="none" style:text-underline-style="none" fo:font-weight="normal" style:font-family-asian="ArialMT" style:font-family-generic-asian="swiss" style:font-size-asian="22pt" style:font-style-asian="normal" style:font-weight-asian="normal" style:font-family-complex="ArialMT" style:font-family-generic-complex="swiss" style:font-size-complex="12.5pt" style:font-style-complex="normal" style:font-weight-complex="normal" style:text-emphasize="none" style:font-relief="none"/>
    </style:style>
    <style:style style:name="T15" style:family="text">
      <style:text-properties fo:color="#666666" style:text-outline="false" style:text-line-through-style="none" fo:font-family="ArialMT" style:font-family-generic="swiss" fo:font-size="22pt" fo:font-style="normal" fo:text-shadow="none" style:text-underline-style="none" fo:font-weight="normal" style:font-family-asian="ArialMT" style:font-family-generic-asian="swiss" style:font-size-asian="22pt" style:font-style-asian="normal" style:font-weight-asian="normal" style:font-family-complex="ArialMT" style:font-family-generic-complex="swiss" style:font-size-complex="12.5pt" style:font-style-complex="normal" style:font-weight-complex="normal" style:text-emphasize="none" style:font-relief="none"/>
    </style:style>
    <style:style style:name="T16" style:family="text">
      <style:text-properties fo:color="#fa6400" style:text-outline="false" style:text-line-through-style="none" fo:font-family="Albany" style:font-family-generic="roman" style:font-pitch="variable" fo:font-size="22pt" fo:font-style="normal" fo:text-shadow="none" style:text-underline-style="none" fo:font-weight="normal" style:font-family-asian="'Andale Sans UI'" style:font-pitch-asian="variable" style:font-size-asian="2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17" style:family="text">
      <style:text-properties fo:color="#000000" style:text-outline="false" style:text-line-through-style="none" fo:font-family="Albany" style:font-family-generic="roman" style:font-pitch="variable" fo:font-size="22pt" fo:font-style="normal" fo:text-shadow="none" style:text-underline-style="none" fo:font-weight="normal" style:font-family-asian="'Andale Sans UI'" style:font-pitch-asian="variable" style:font-size-asian="2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18" style:family="text">
      <style:text-properties fo:color="#000096" style:text-outline="false" style:text-line-through-style="none" fo:font-family="Albany" style:font-family-generic="roman" style:font-pitch="variable" fo:font-size="22pt" fo:font-style="normal" fo:text-shadow="none" style:text-underline-style="none" fo:font-weight="normal" style:font-family-asian="'Andale Sans UI'" style:font-pitch-asian="variable" style:font-size-asian="2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19" style:family="text">
      <style:text-properties fo:color="#640064" style:text-outline="false" style:text-line-through-style="none" fo:font-family="Albany" style:font-family-generic="roman" style:font-pitch="variable" fo:font-size="22pt" fo:font-style="normal" fo:text-shadow="none" style:text-underline-style="none" fo:font-weight="normal" style:font-family-asian="'Andale Sans UI'" style:font-pitch-asian="variable" style:font-size-asian="2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20" style:family="text">
      <style:text-properties fo:color="#000000" style:text-outline="false" style:text-line-through-style="none" fo:font-family="'Lucida Grande'" style:font-style-name="Regular" style:font-pitch="variable" fo:font-size="22pt" fo:font-style="normal" fo:text-shadow="none" style:text-underline-style="none" fo:font-weight="normal" style:font-family-asian="'Lucida Grande'" style:font-style-name-asian="Regular" style:font-pitch-asian="variable" style:font-size-asian="22pt" style:font-style-asian="normal" style:font-weight-asian="normal" style:font-family-complex="'Lucida Grande'" style:font-style-name-complex="Regular" style:font-pitch-complex="variable" style:font-size-complex="32pt" style:font-style-complex="normal" style:font-weight-complex="normal" style:text-emphasize="none" style:font-relief="none"/>
    </style:style>
    <style:style style:name="T21" style:family="text">
      <style:text-properties fo:color="#f5844c" style:text-outline="false" style:text-line-through-style="none" fo:font-family="Albany" style:font-family-generic="roman" style:font-pitch="variable" fo:font-size="22pt" fo:font-style="normal" fo:text-shadow="none" style:text-underline-style="none" fo:font-weight="normal" style:font-family-asian="'Andale Sans UI'" style:font-pitch-asian="variable" style:font-size-asian="2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22" style:family="text">
      <style:text-properties fo:color="#ff8040" style:text-outline="false" style:text-line-through-style="none" fo:font-family="Albany" style:font-family-generic="roman" style:font-pitch="variable" fo:font-size="22pt" fo:font-style="normal" fo:text-shadow="none" style:text-underline-style="none" fo:font-weight="normal" style:font-family-asian="'Andale Sans UI'" style:font-pitch-asian="variable" style:font-size-asian="2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23" style:family="text">
      <style:text-properties fo:color="#993300" style:text-outline="false" style:text-line-through-style="none" fo:font-family="Albany" style:font-family-generic="roman" style:font-pitch="variable" fo:font-size="22pt" fo:font-style="normal" fo:text-shadow="none" style:text-underline-style="none" fo:font-weight="normal" style:font-family-asian="'Andale Sans UI'" style:font-pitch-asian="variable" style:font-size-asian="2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24" style:family="text">
      <style:text-properties fo:color="#666666" style:text-outline="false" style:text-line-through-style="none" fo:font-family="Albany" style:font-family-generic="roman" style:font-pitch="variable" fo:font-size="22pt" fo:font-style="normal" fo:text-shadow="none" style:text-underline-style="none" fo:font-weight="normal" style:font-family-asian="'Andale Sans UI'" style:font-pitch-asian="variable" style:font-size-asian="22pt" style:font-style-asian="normal" style:font-weight-asian="normal" style:font-family-complex="Tahoma" style:font-pitch-complex="variable" style:font-size-complex="22pt" style:font-style-complex="normal" style:font-weight-complex="normal" style:text-emphasize="none" style:font-relief="none"/>
    </style:style>
    <style:style style:name="T25" style:family="text">
      <style:text-properties fo:color="#fa6400" style:text-outline="false" style:text-line-through-style="none" fo:font-family="Albany" style:font-family-generic="roman" style:font-pitch="variable" fo:font-size="22pt" fo:font-style="normal" fo:text-shadow="none" style:text-underline-style="none" fo:font-weight="normal" style:font-family-asian="'Andale Sans UI'" style:font-pitch-asian="variable" style:font-size-asian="22pt" style:font-style-asian="normal" style:font-weight-asian="normal" style:font-family-complex="Tahoma" style:font-pitch-complex="variable" style:font-size-complex="22pt" style:font-style-complex="normal" style:font-weight-complex="normal" style:text-emphasize="none" style:font-relief="none"/>
    </style:style>
    <style:style style:name="T26" style:family="text">
      <style:text-properties fo:color="#000000" style:text-outline="false" style:text-line-through-style="none" fo:font-family="Albany" style:font-family-generic="roman" style:font-pitch="variable" fo:font-size="22pt" fo:font-style="normal" fo:text-shadow="none" style:text-underline-style="none" fo:font-weight="normal" style:font-family-asian="'Andale Sans UI'" style:font-pitch-asian="variable" style:font-size-asian="22pt" style:font-style-asian="normal" style:font-weight-asian="normal" style:font-family-complex="Tahoma" style:font-pitch-complex="variable" style:font-size-complex="22pt" style:font-style-complex="normal" style:font-weight-complex="normal" style:text-emphasize="none" style:font-relief="none"/>
    </style:style>
    <style:style style:name="T27" style:family="text">
      <style:text-properties fo:color="#000096" style:text-outline="false" style:text-line-through-style="none" fo:font-family="Albany" style:font-family-generic="roman" style:font-pitch="variable" fo:font-size="22pt" fo:font-style="normal" fo:text-shadow="none" style:text-underline-style="none" fo:font-weight="normal" style:font-family-asian="'Andale Sans UI'" style:font-pitch-asian="variable" style:font-size-asian="22pt" style:font-style-asian="normal" style:font-weight-asian="normal" style:font-family-complex="Tahoma" style:font-pitch-complex="variable" style:font-size-complex="22pt" style:font-style-complex="normal" style:font-weight-complex="normal" style:text-emphasize="none" style:font-relief="none"/>
    </style:style>
    <style:style style:name="T28" style:family="text">
      <style:text-properties fo:color="#646464" style:text-outline="false" style:text-line-through-style="none" fo:font-family="Albany" style:font-family-generic="roman" style:font-pitch="variable" fo:font-size="22pt" fo:font-style="normal" fo:text-shadow="none" style:text-underline-style="none" fo:font-weight="normal" style:font-family-asian="'Andale Sans UI'" style:font-pitch-asian="variable" style:font-size-asian="22pt" style:font-style-asian="normal" style:font-weight-asian="normal" style:font-family-complex="Tahoma" style:font-pitch-complex="variable" style:font-size-complex="22pt" style:font-style-complex="normal" style:font-weight-complex="normal" style:text-emphasize="none" style:font-relief="none"/>
    </style:style>
    <style:style style:name="T29" style:family="text">
      <style:text-properties fo:color="#f5844c" style:text-outline="false" style:text-line-through-style="none" fo:font-family="Albany" style:font-family-generic="roman" style:font-pitch="variable" fo:font-size="22pt" fo:font-style="normal" fo:text-shadow="none" style:text-underline-style="none" fo:font-weight="normal" style:font-family-asian="'Andale Sans UI'" style:font-pitch-asian="variable" style:font-size-asian="22pt" style:font-style-asian="normal" style:font-weight-asian="normal" style:font-family-complex="Tahoma" style:font-pitch-complex="variable" style:font-size-complex="22pt" style:font-style-complex="normal" style:font-weight-complex="normal" style:text-emphasize="none" style:font-relief="none"/>
    </style:style>
    <style:style style:name="T30" style:family="text">
      <style:text-properties fo:color="#ff8040" style:text-outline="false" style:text-line-through-style="none" fo:font-family="Albany" style:font-family-generic="roman" style:font-pitch="variable" fo:font-size="22pt" fo:font-style="normal" fo:text-shadow="none" style:text-underline-style="none" fo:font-weight="normal" style:font-family-asian="'Andale Sans UI'" style:font-pitch-asian="variable" style:font-size-asian="22pt" style:font-style-asian="normal" style:font-weight-asian="normal" style:font-family-complex="Tahoma" style:font-pitch-complex="variable" style:font-size-complex="22pt" style:font-style-complex="normal" style:font-weight-complex="normal" style:text-emphasize="none" style:font-relief="none"/>
    </style:style>
    <style:style style:name="T31" style:family="text">
      <style:text-properties fo:color="#993300" style:text-outline="false" style:text-line-through-style="none" fo:font-family="Albany" style:font-family-generic="roman" style:font-pitch="variable" fo:font-size="22pt" fo:font-style="normal" fo:text-shadow="none" style:text-underline-style="none" fo:font-weight="normal" style:font-family-asian="'Andale Sans UI'" style:font-pitch-asian="variable" style:font-size-asian="22pt" style:font-style-asian="normal" style:font-weight-asian="normal" style:font-family-complex="Tahoma" style:font-pitch-complex="variable" style:font-size-complex="22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84001c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84001c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4001c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4001c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4001c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4001c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4001c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4001c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4001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aqua" presentation:presentation-page-layout-name="AL1T0">
        <office:forms form:automatic-focus="false" form:apply-design-mode="false"/>
        <draw:frame presentation:style-name="pr1" draw:text-style-name="P1" draw:layer="layout" svg:width="25.199cm" svg:height="5.209cm" svg:x="1.4cm" svg:y="-0.014cm" presentation:class="title" presentation:user-transformed="true">
          <draw:text-box>
            <text:p><text:span text:style-name="T1"><text:line-break/></text:span><text:span text:style-name="T1"> </text:span><text:span text:style-name="T1">EXPath </text:span><text:span text:style-name="T1"><text:line-break/></text:span><text:span text:style-name="T1"> A practical introduction</text:span> </text:p>
          </draw:text-box>
        </draw:frame>
        <draw:frame presentation:style-name="pr2" draw:text-style-name="P2" draw:layer="layout" svg:width="24.599cm" svg:height="11.501cm" svg:x="2cm" svg:y="5.5cm" presentation:class="subtitle" presentation:user-transformed="true">
          <draw:text-box>
            <text:p><text:span text:style-name="T2"/></text:p>
            <text:p><text:span text:style-name="T2"/></text:p>
            <text:p><text:span text:style-name="T2">Balisage, August 13 </text:span><text:span text:style-name="T3">th</text:span> <text:span text:style-name="T2">, 2009</text:span> 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>Florent Georges </text:span></text:p>
            <text:p><text:span text:style-name="T4">fgeorges.org</text:span> 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 presentation:user-transformed="true">
          <draw:text-box>
            <text:p>EXPath<text:line-break/>A practical introduction</text:p>
          </draw:text-box>
        </draw:frame>
        <draw:frame presentation:style-name="pr5" draw:layer="layout" svg:width="24.599cm" svg:height="11.906cm" svg:x="2cm" svg:y="5.5cm" presentation:class="outline" presentation:user-transformed="true">
          <draw:text-box>
            <text:list text:style-name="L2">
              <text:list-item>
                <text:p><text:span text:style-name="T1">Introduction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text:s text:c="2"/></text:span><text:span text:style-name="T5">←</text:span></text:p>
              </text:list-item>
              <text:list-item>
                <text:p>The project</text:p>
              </text:list-item>
              <text:list-item>
                <text:p>HTTP Client</text:p>
              </text:list-item>
              <text:list-item>
                <text:p>ZIP facility</text:p>
              </text:list-item>
              <text:list-item>
                <text:p>Packaging</text:p>
              </text:list-item>
              <text:list-item>
                <text:p>Putting it all together</text:p>
              </text:list-item>
              <text:list-item>
                <text:p>Sibling projec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Introduction</text:p>
          </draw:text-box>
        </draw:frame>
        <draw:frame presentation:style-name="pr5" draw:layer="layout" svg:width="24.599cm" svg:height="12.859cm" svg:x="2cm" svg:y="5.5cm" presentation:class="outline" presentation:user-transformed="true">
          <draw:text-box>
            <text:list text:style-name="L2">
              <text:list-item>
                <text:p>XPath is a textual language to navigate XDM trees</text:p>
              </text:list-item>
              <text:list-item>
                <text:p>It is used standalone or embedded in XSLT, XQuery, XProc, XForms, and other languages</text:p>
              </text:list-item>
              <text:list-item>
                <text:p>A recommendation defines a standard library of functions</text:p>
              </text:list-item>
              <text:list-item>
                <text:p>An implementation or host language can provide additional functions: the <text:span text:style-name="T6">extension function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Introduction</text:p>
          </draw:text-box>
        </draw:frame>
        <draw:frame presentation:style-name="pr7" draw:layer="layout" svg:width="24.599cm" svg:height="13.359cm" svg:x="2cm" svg:y="5.5cm" presentation:class="outline" presentation:user-transformed="true">
          <draw:text-box>
            <text:list text:style-name="L2">
              <text:list-item>
                <text:p>More and more demand for extensions for XSLT 2.0 and XQuery for one year</text:p>
              </text:list-item>
              <text:list-item>
                <text:p>Extension functions are the easiest way</text:p>
              </text:list-item>
              <text:list-item>
                <text:p>They are at the XPath level</text:p>
              </text:list-item>
              <text:list-item>
                <text:p>Acting at the XPath level allows them to be used in another languages</text:p>
              </text:list-item>
              <text:list-item>
                <text:p>XProc is a good example of such another language (EXProc defines also extensions for a few months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Introduction</text:p>
          </draw:text-box>
        </draw:frame>
        <draw:frame presentation:style-name="pr5" draw:layer="layout" svg:width="24.599cm" svg:height="11.25cm" svg:x="2cm" svg:y="5.5cm" presentation:class="outline">
          <draw:text-box>
            <text:list text:style-name="L2">
              <text:list-item>
                <text:p>S</text:p>
              </text:list-item>
              <text:list-item>
                <text:p>S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EXPath<text:line-break/>A practical introduction</text:p>
          </draw:text-box>
        </draw:frame>
        <draw:frame presentation:style-name="pr5" draw:layer="layout" svg:width="24.599cm" svg:height="11.906cm" svg:x="2cm" svg:y="5.5cm" presentation:class="outline" presentation:user-transformed="true">
          <draw:text-box>
            <text:list text:style-name="L2">
              <text:list-item>
                <text:p><text:span text:style-name="T7">Introduction</text:span></text:p>
              </text:list-item>
              <text:list-item>
                <text:p><text:span text:style-name="T1">The project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text:s text:c="2"/></text:span><text:span text:style-name="T5">←</text:span></text:p>
              </text:list-item>
              <text:list-item>
                <text:p>HTTP Client</text:p>
              </text:list-item>
              <text:list-item>
                <text:p>ZIP facility</text:p>
              </text:list-item>
              <text:list-item>
                <text:p>Packaging</text:p>
              </text:list-item>
              <text:list-item>
                <text:p>Putting it all together</text:p>
              </text:list-item>
              <text:list-item>
                <text:p>Sibling projec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aqua" presentation:presentation-page-layout-name="AL2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The project</text:p>
          </draw:text-box>
        </draw:frame>
        <draw:frame presentation:style-name="pr5" draw:layer="layout" svg:width="24.599cm" svg:height="11.25cm" svg:x="2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aqua" presentation:presentation-page-layout-name="AL2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The project</text:p>
          </draw:text-box>
        </draw:frame>
        <draw:frame presentation:style-name="pr5" draw:layer="layout" svg:width="24.599cm" svg:height="11.25cm" svg:x="2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EXPath<text:line-break/>A practical introduction</text:p>
          </draw:text-box>
        </draw:frame>
        <draw:frame presentation:style-name="pr5" draw:layer="layout" svg:width="24.599cm" svg:height="11.906cm" svg:x="2cm" svg:y="5.5cm" presentation:class="outline" presentation:user-transformed="true">
          <draw:text-box>
            <text:list text:style-name="L2">
              <text:list-item>
                <text:p><text:span text:style-name="T7">Introduction</text:span></text:p>
              </text:list-item>
              <text:list-item>
                <text:p>The project</text:p>
              </text:list-item>
              <text:list-item>
                <text:p><text:span text:style-name="T1">HTTP Client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text:s text:c="2"/></text:span><text:span text:style-name="T5">←</text:span></text:p>
              </text:list-item>
              <text:list-item>
                <text:p>ZIP facility</text:p>
              </text:list-item>
              <text:list-item>
                <text:p>Packaging</text:p>
              </text:list-item>
              <text:list-item>
                <text:p>Putting it all together</text:p>
              </text:list-item>
              <text:list-item>
                <text:p>Sibling projec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aqua" presentation:presentation-page-layout-name="AL2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HTTP Client</text:p>
          </draw:text-box>
        </draw:frame>
        <draw:frame presentation:style-name="pr5" draw:layer="layout" svg:width="24.599cm" svg:height="11.25cm" svg:x="2cm" svg:y="5.5cm" presentation:class="outline" presentation:user-transformed="true">
          <draw:text-box>
            <text:list text:style-name="L2">
              <text:list-item>
                <text:p>Send HTTP requests and handle responses</text:p>
              </text:list-item>
              <text:list-item>
                <text:p>Based on the XProc step p:http-request</text:p>
              </text:list-item>
              <text:list-item>
                <text:p>Enable one to:</text:p>
                <text:list>
                  <text:list-item>
                    <text:p>Retrieve plain resources on the web</text:p>
                  </text:list-item>
                  <text:list-item>
                    <text:p>Query REST-based Web sevices</text:p>
                  </text:list-item>
                  <text:list-item>
                    <text:p>Query SOAP-based Web services</text:p>
                  </text:list-item>
                  <text:list-item>
                    <text:p>Query Google servic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HTTP Client</text:p>
          </draw:text-box>
        </draw:frame>
        <draw:frame presentation:style-name="pr5" draw:layer="layout" svg:width="24.599cm" svg:height="12.285cm" svg:x="2cm" svg:y="5.5cm" presentation:class="outline" presentation:user-transformed="true">
          <draw:text-box>
            <text:p text:style-name="P5"><text:span text:style-name="T8">http:send-request</text:span><text:span text:style-name="T9">(</text:span><text:span text:style-name="T10">$</text:span><text:span text:style-name="T9">request as </text:span><text:span text:style-name="T11">element</text:span><text:span text:style-name="T9">(http:request)) as </text:span><text:span text:style-name="T11">item</text:span><text:span text:style-name="T9">()</text:span><text:span text:style-name="T10">+</text:span></text:p>
            <text:p text:style-name="P5"><text:span text:style-name="T10">&lt;http:request</text:span><text:span text:style-name="T12"> href</text:span><text:span text:style-name="T13">=</text:span><text:span text:style-name="T14">"http://www.example.com/..."</text:span><text:span text:style-name="T12"> method</text:span><text:span text:style-name="T13">=</text:span><text:span text:style-name="T14">"post"</text:span><text:span text:style-name="T10">&gt;</text:span><text:span text:style-name="T9"><text:line-break/></text:span><text:span text:style-name="T9"> <text:s text:c="2"/></text:span><text:span text:style-name="T10">&lt;http:header</text:span><text:span text:style-name="T12"> name</text:span><text:span text:style-name="T13">=</text:span><text:span text:style-name="T14">"X-Header"</text:span><text:span text:style-name="T12"> value</text:span><text:span text:style-name="T13">=</text:span><text:span text:style-name="T14">"some value"</text:span><text:span text:style-name="T10">/&gt;</text:span><text:span text:style-name="T9"><text:line-break/></text:span><text:span text:style-name="T9"> <text:s text:c="2"/></text:span><text:span text:style-name="T10">&lt;http:body</text:span><text:span text:style-name="T12"> content-type</text:span><text:span text:style-name="T13">=</text:span><text:span text:style-name="T14">"application/xml"</text:span><text:span text:style-name="T10">&gt;</text:span><text:span text:style-name="T9"><text:line-break/></text:span><text:span text:style-name="T9"> <text:s text:c="5"/></text:span><text:span text:style-name="T10">&lt;hello&gt;</text:span><text:span text:style-name="T9">World!</text:span><text:span text:style-name="T10">&lt;/hello&gt;</text:span><text:span text:style-name="T9"><text:line-break/></text:span><text:span text:style-name="T9"> <text:s text:c="2"/></text:span><text:span text:style-name="T10">&lt;/http:body&gt;</text:span><text:span text:style-name="T9"><text:line-break/></text:span><text:span text:style-name="T10">&lt;/http:request&gt;</text:span></text:p>
            <text:p><text:span text:style-name="T10">&lt;http:response</text:span><text:span text:style-name="T12"> status</text:span><text:span text:style-name="T13">=</text:span><text:span text:style-name="T14">"200"</text:span><text:span text:style-name="T12"> message</text:span><text:span text:style-name="T13">=</text:span><text:span text:style-name="T14">"Ok"</text:span><text:span text:style-name="T10">&gt;</text:span><text:span text:style-name="T10"><text:line-break/></text:span><text:span text:style-name="T9"> <text:s text:c="2"/></text:span><text:span text:style-name="T10">&lt;http:header</text:span><text:span text:style-name="T12"> name</text:span><text:span text:style-name="T13">=</text:span><text:span text:style-name="T14">"..."</text:span><text:span text:style-name="T12"> value</text:span><text:span text:style-name="T13">=</text:span><text:span text:style-name="T14">"..."</text:span><text:span text:style-name="T10">/&gt;</text:span><text:span text:style-name="T10"><text:line-break/></text:span><text:span text:style-name="T9"> <text:s text:c="2"/>...</text:span><text:span text:style-name="T9"><text:line-break/></text:span><text:span text:style-name="T10"> <text:s text:c="2"/>&lt;http:body</text:span><text:span text:style-name="T12"> content-type</text:span><text:span text:style-name="T13">=</text:span><text:span text:style-name="T14">"application/xml"</text:span><text:span text:style-name="T10">/&gt;</text:span><text:span text:style-name="T10"><text:line-break/></text:span><text:span text:style-name="T10">&lt;/http:response&gt;</text:span><text:span text:style-name="T15"><text:line-break/></text:span><text:span text:style-name="T1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aqua" presentation:presentation-page-layout-name="AL2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HTTP Client</text:p>
          </draw:text-box>
        </draw:frame>
        <draw:frame presentation:style-name="pr9" draw:text-style-name="P6" draw:layer="layout" svg:width="24.599cm" svg:height="16.625cm" svg:x="2cm" svg:y="5.08cm" presentation:class="outline" presentation:user-transformed="true">
          <draw:text-box>
            <text:p text:style-name="P5"><text:span text:style-name="T16">http:send-request</text:span><text:span text:style-name="T17">(</text:span><text:span text:style-name="T17"><text:line-break/></text:span><text:span text:style-name="T17"> <text:s text:c="2"/></text:span><text:span text:style-name="T18">&lt;</text:span><text:span text:style-name="T17">http:request href</text:span><text:span text:style-name="T18">=</text:span><text:span text:style-name="T19">"http://www.balisage.net/"</text:span><text:span text:style-name="T17"> method</text:span><text:span text:style-name="T18">=</text:span><text:span text:style-name="T19">"get"</text:span><text:span text:style-name="T18">/&gt;</text:span><text:span text:style-name="T17">)</text:span></text:p>
            <text:p text:style-name="P5"><text:span text:style-name="T20">↘</text:span></text:p>
            <text:p text:style-name="P5"><text:span text:style-name="T17">( </text:span><text:span text:style-name="T17"><text:line-break/></text:span><text:span text:style-name="T17"> </text:span><text:span text:style-name="T18">&lt;http:response</text:span><text:span text:style-name="T21"> status</text:span><text:span text:style-name="T22">=</text:span><text:span text:style-name="T23">"200"</text:span><text:span text:style-name="T21"> message</text:span><text:span text:style-name="T22">=</text:span><text:span text:style-name="T23">"OK"</text:span><text:span text:style-name="T18">&gt;</text:span><text:span text:style-name="T17"> </text:span><text:span text:style-name="T17"><text:line-break/></text:span><text:span text:style-name="T17"> <text:s text:c="3"/></text:span><text:span text:style-name="T18">&lt;http:header</text:span><text:span text:style-name="T21"> name</text:span><text:span text:style-name="T22">=</text:span><text:span text:style-name="T23">"Server"</text:span><text:span text:style-name="T21"> value</text:span><text:span text:style-name="T22">=</text:span><text:span text:style-name="T23">"Apache/1.3.41 (Unix) ..."</text:span><text:span text:style-name="T18">/&gt;</text:span><text:span text:style-name="T17"> </text:span><text:span text:style-name="T17"><text:line-break/></text:span><text:span text:style-name="T17"> <text:s text:c="3"/>... </text:span><text:span text:style-name="T17"><text:line-break/></text:span><text:span text:style-name="T17"> <text:s text:c="3"/></text:span><text:span text:style-name="T18">&lt;http:body</text:span><text:span text:style-name="T21"> content-type</text:span><text:span text:style-name="T22">=</text:span><text:span text:style-name="T23">"text/html"</text:span><text:span text:style-name="T18">/&gt;</text:span><text:span text:style-name="T17"> </text:span><text:span text:style-name="T17"><text:line-break/></text:span><text:span text:style-name="T17"> </text:span><text:span text:style-name="T18">&lt;/http:response&gt;</text:span><text:span text:style-name="T17"> </text:span><text:span text:style-name="T17"><text:line-break/></text:span><text:span text:style-name="T17">, </text:span><text:span text:style-name="T17"><text:line-break/></text:span><text:span text:style-name="T17"> </text:span><text:span text:style-name="T18">&lt;html</text:span><text:span text:style-name="T21"> xmlns</text:span><text:span text:style-name="T22">=</text:span><text:span text:style-name="T23">"http://www.w3.org/1999/xhtml"</text:span><text:span text:style-name="T18">&gt;</text:span><text:span text:style-name="T17"> </text:span><text:span text:style-name="T17"><text:line-break/></text:span><text:span text:style-name="T17"> <text:s text:c="3"/></text:span><text:span text:style-name="T18">&lt;head&gt;</text:span><text:span text:style-name="T17"> </text:span><text:span text:style-name="T17"><text:line-break/></text:span><text:span text:style-name="T17"> <text:s text:c="6"/></text:span><text:span text:style-name="T18">&lt;title&gt;</text:span><text:span text:style-name="T17">Balisage: The Markup Conference</text:span><text:span text:style-name="T18">&lt;/title&gt;</text:span><text:span text:style-name="T17"> </text:span><text:span text:style-name="T17"><text:line-break/></text:span><text:span text:style-name="T17"> <text:s text:c="6"/>... </text:span><text:span text:style-name="T17"><text:line-break/></text:span><text:span text:style-name="T17">)</text:span><text:span text:style-name="T17"><text:line-break/></text:span><text:span text:style-name="T17"><text:line-break/></text:span><text:span text:style-name="T1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aqua" presentation:presentation-page-layout-name="AL2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HTTP Client</text:p>
          </draw:text-box>
        </draw:frame>
        <draw:frame presentation:style-name="pr5" draw:layer="layout" svg:width="24.599cm" svg:height="11.25cm" svg:x="2cm" svg:y="5.5cm" presentation:class="outline">
          <draw:text-box>
            <text:list text:style-name="L2">
              <text:list-item>
                <text:p>Live samples:</text:p>
                <text:list>
                  <text:list-item>
                    <text:p>XQuery with Saxon, MarkLogic and eXist</text:p>
                  </text:list-item>
                  <text:list-item>
                    <text:p>Google's GData API</text:p>
                  </text:list-item>
                  <text:list-item>
                    <text:p>WSDL Compil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EXPath<text:line-break/>A practical introduction</text:p>
          </draw:text-box>
        </draw:frame>
        <draw:frame presentation:style-name="pr5" draw:layer="layout" svg:width="24.599cm" svg:height="11.906cm" svg:x="2cm" svg:y="5.5cm" presentation:class="outline" presentation:user-transformed="true">
          <draw:text-box>
            <text:list text:style-name="L2">
              <text:list-item>
                <text:p><text:span text:style-name="T7">Introduction</text:span></text:p>
              </text:list-item>
              <text:list-item>
                <text:p>The project</text:p>
              </text:list-item>
              <text:list-item>
                <text:p>HTTP Client</text:p>
              </text:list-item>
              <text:list-item>
                <text:p><text:span text:style-name="T1">ZIP facility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text:s text:c="2"/></text:span><text:span text:style-name="T5">←</text:span></text:p>
              </text:list-item>
              <text:list-item>
                <text:p>Packaging</text:p>
              </text:list-item>
              <text:list-item>
                <text:p>Putting it all together</text:p>
              </text:list-item>
              <text:list-item>
                <text:p>Sibling projec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aqua" presentation:presentation-page-layout-name="AL2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ZIP facility</text:p>
          </draw:text-box>
        </draw:frame>
        <draw:frame presentation:style-name="pr5" draw:layer="layout" svg:width="24.599cm" svg:height="11.25cm" svg:x="2cm" svg:y="5.5cm" presentation:class="outline">
          <draw:text-box>
            <text:list text:style-name="L2">
              <text:list-item>
                <text:p>Read and write ZIP files</text:p>
                <text:list>
                  <text:list-item>
                    <text:p>List all entries</text:p>
                  </text:list-item>
                  <text:list-item>
                    <text:p>Extract specific entries</text:p>
                  </text:list-item>
                  <text:list-item>
                    <text:p>Update existing entries</text:p>
                  </text:list-item>
                  <text:list-item>
                    <text:p>Create brand-new ZIP files</text:p>
                  </text:list-item>
                </text:list>
              </text:list-item>
              <text:list-item>
                <text:p>Well suited for XML + ZIP documents (OpenDocument, Open XML, EPUB, etc.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aqua" presentation:presentation-page-layout-name="AL2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ZIP facility</text:p>
          </draw:text-box>
        </draw:frame>
        <draw:frame presentation:style-name="pr5" draw:text-style-name="P7" draw:layer="layout" svg:width="24.599cm" svg:height="12.581cm" svg:x="2cm" svg:y="5.5cm" presentation:class="outline" presentation:user-transformed="true">
          <draw:text-box>
            <text:list text:style-name="L2">
              <text:list-item>
                <text:p><text:span text:style-name="T24">List entries:</text:span></text:p>
                <text:list>
                  <text:list-item>
                    <text:p><text:span text:style-name="T25">zip:entries</text:span><text:span text:style-name="T26">(</text:span><text:span text:style-name="T27">$</text:span><text:span text:style-name="T26">href) as </text:span><text:span text:style-name="T28">element</text:span><text:span text:style-name="T26">(zip:file)</text:span></text:p>
                  </text:list-item>
                </text:list>
              </text:list-item>
              <text:list-item>
                <text:p><text:span text:style-name="T24">Extract entries:</text:span></text:p>
                <text:list>
                  <text:list-item>
                    <text:p><text:span text:style-name="T25">zip:xml-entry</text:span><text:span text:style-name="T26">(</text:span><text:span text:style-name="T27">$</text:span><text:span text:style-name="T26">href, </text:span><text:span text:style-name="T27">$</text:span><text:span text:style-name="T26">path) as </text:span><text:span text:style-name="T28">document-node</text:span><text:span text:style-name="T26">()</text:span></text:p>
                  </text:list-item>
                  <text:list-item>
                    <text:p><text:span text:style-name="T25">zip:html-entry</text:span><text:span text:style-name="T26">(</text:span><text:span text:style-name="T27">$</text:span><text:span text:style-name="T26">href, </text:span><text:span text:style-name="T27">$</text:span><text:span text:style-name="T26">path) as </text:span><text:span text:style-name="T28">document-node</text:span><text:span text:style-name="T26">()</text:span></text:p>
                  </text:list-item>
                  <text:list-item>
                    <text:p><text:span text:style-name="T25">zip:text-entry</text:span><text:span text:style-name="T26">(</text:span><text:span text:style-name="T27">$</text:span><text:span text:style-name="T26">href, </text:span><text:span text:style-name="T27">$</text:span><text:span text:style-name="T26">path) as xs:string</text:span></text:p>
                  </text:list-item>
                  <text:list-item>
                    <text:p><text:span text:style-name="T25">zip:binary-entry</text:span><text:span text:style-name="T26">(</text:span><text:span text:style-name="T27">$</text:span><text:span text:style-name="T26">href, </text:span><text:span text:style-name="T27">$</text:span><text:span text:style-name="T26">path) as xs:base64Binary</text:span></text:p>
                  </text:list-item>
                </text:list>
              </text:list-item>
              <text:list-item>
                <text:p><text:span text:style-name="T24">Create new ZIP files:</text:span></text:p>
                <text:list>
                  <text:list-item>
                    <text:p><text:span text:style-name="T25">zip:zip-file</text:span><text:span text:style-name="T26">(</text:span><text:span text:style-name="T27">$</text:span><text:span text:style-name="T26">zip) as </text:span><text:span text:style-name="T25">empty</text:span><text:span text:style-name="T26">()</text:span></text:p>
                  </text:list-item>
                  <text:list-item>
                    <text:p><text:span text:style-name="T25">zip:update-entries</text:span><text:span text:style-name="T26">(</text:span><text:span text:style-name="T27">$</text:span><text:span text:style-name="T26">zip, </text:span><text:span text:style-name="T27">$</text:span><text:span text:style-name="T26">output) as </text:span><text:span text:style-name="T25">empty</text:span><text:span text:style-name="T26">(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aqua" presentation:presentation-page-layout-name="AL2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ZIP facility</text:p>
          </draw:text-box>
        </draw:frame>
        <draw:frame presentation:style-name="pr5" draw:text-style-name="P7" draw:layer="layout" svg:width="24.599cm" svg:height="11.25cm" svg:x="2cm" svg:y="5.5cm" presentation:class="outline" presentation:user-transformed="true">
          <draw:text-box>
            <text:p text:style-name="P5"><text:span text:style-name="T27">&lt;zip:file</text:span><text:span text:style-name="T29"> href</text:span><text:span text:style-name="T30">=</text:span><text:span text:style-name="T31">"some.zip"</text:span><text:span text:style-name="T29"> xmlns:zip</text:span><text:span text:style-name="T30">=</text:span><text:span text:style-name="T31">"http://www.expath.org/mod/zip"</text:span><text:span text:style-name="T27">&gt;</text:span><text:span text:style-name="T26"> </text:span><text:span text:style-name="T26"><text:line-break/></text:span><text:span text:style-name="T26"> <text:s text:c="2"/></text:span><text:span text:style-name="T27">&lt;zip:entry</text:span><text:span text:style-name="T29"> name</text:span><text:span text:style-name="T30">=</text:span><text:span text:style-name="T31">"file.xml"</text:span><text:span text:style-name="T29"> output</text:span><text:span text:style-name="T30">=</text:span><text:span text:style-name="T31">"xml"</text:span><text:span text:style-name="T27">&gt;</text:span><text:span text:style-name="T26"> </text:span><text:span text:style-name="T26"><text:line-break/></text:span><text:span text:style-name="T26"> <text:s text:c="5"/></text:span><text:span text:style-name="T27">&lt;hello&gt;</text:span><text:span text:style-name="T26">World!</text:span><text:span text:style-name="T27">&lt;/hello&gt;</text:span><text:span text:style-name="T26"> </text:span><text:span text:style-name="T26"><text:line-break/></text:span><text:span text:style-name="T26"> <text:s text:c="2"/></text:span><text:span text:style-name="T27">&lt;/zip:entry&gt;</text:span><text:span text:style-name="T26"> </text:span><text:span text:style-name="T26"><text:line-break/></text:span><text:span text:style-name="T26"> <text:s text:c="2"/></text:span><text:span text:style-name="T27">&lt;zip:entry</text:span><text:span text:style-name="T29"> name</text:span><text:span text:style-name="T30">=</text:span><text:span text:style-name="T31">"index.html"</text:span><text:span text:style-name="T29"> output</text:span><text:span text:style-name="T30">=</text:span><text:span text:style-name="T31">"html"</text:span><text:span text:style-name="T29"> href</text:span><text:span text:style-name="T30">=</text:span><text:span text:style-name="T31">"/some/file.html"</text:span><text:span text:style-name="T27">/&gt;</text:span><text:span text:style-name="T26"> </text:span><text:span text:style-name="T26"><text:line-break/></text:span><text:span text:style-name="T26"> <text:s text:c="2"/></text:span><text:span text:style-name="T27">&lt;zip:entry</text:span><text:span text:style-name="T29"> name</text:span><text:span text:style-name="T30">=</text:span><text:span text:style-name="T31">"dir"</text:span><text:span text:style-name="T27">&gt;</text:span><text:span text:style-name="T26"> </text:span><text:span text:style-name="T26"><text:line-break/></text:span><text:span text:style-name="T26"> <text:s text:c="5"/></text:span><text:span text:style-name="T27">&lt;zip:entry</text:span><text:span text:style-name="T29"> name</text:span><text:span text:style-name="T30">=</text:span><text:span text:style-name="T31">"file.txt"</text:span><text:span text:style-name="T29"> output</text:span><text:span text:style-name="T30">=</text:span><text:span text:style-name="T31">"text"</text:span><text:span text:style-name="T27">&gt;</text:span><text:span text:style-name="T26"> </text:span><text:span text:style-name="T26"><text:line-break/></text:span><text:span text:style-name="T26"> <text:s text:c="8"/>Hello, world! </text:span><text:span text:style-name="T26"><text:line-break/></text:span><text:span text:style-name="T26"> <text:s text:c="5"/></text:span><text:span text:style-name="T27">&lt;/zip:entry&gt;</text:span><text:span text:style-name="T26"> </text:span><text:span text:style-name="T26"><text:line-break/></text:span><text:span text:style-name="T26"> <text:s text:c="2"/></text:span><text:span text:style-name="T27">&lt;/zip:entry&gt;</text:span><text:span text:style-name="T26"> </text:span><text:span text:style-name="T26"><text:line-break/></text:span><text:span text:style-name="T27">&lt;/zip:file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aqua" presentation:presentation-page-layout-name="AL2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ZIP facility</text:p>
          </draw:text-box>
        </draw:frame>
        <draw:frame presentation:style-name="pr5" draw:layer="layout" svg:width="24.599cm" svg:height="11.25cm" svg:x="2cm" svg:y="5.5cm" presentation:class="outline" presentation:user-transformed="true">
          <draw:text-box>
            <text:list text:style-name="L2">
              <text:list-item>
                <text:p>Live samples:</text:p>
                <text:list>
                  <text:list-item>
                    <text:p>Extract an XML entry</text:p>
                  </text:list-item>
                  <text:list-item>
                    <text:p>TODO: 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aqua" presentation:presentation-page-layout-name="AL2T1">
        <office:forms form:automatic-focus="false" form:apply-design-mode="false"/>
        <draw:frame presentation:style-name="pr8" draw:layer="layout" svg:width="25.199cm" svg:height="3.473cm" svg:x="1.4cm" svg:y="0.854cm" presentation:class="title" presentation:user-transformed="true">
          <draw:text-box>
            <text:p>Compound Document<text:line-break/>Template pattern</text:p>
          </draw:text-box>
        </draw:frame>
        <draw:frame presentation:style-name="pr5" draw:layer="layout" svg:width="24.599cm" svg:height="11.25cm" svg:x="2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EXPath<text:line-break/>A practical introduction</text:p>
          </draw:text-box>
        </draw:frame>
        <draw:frame presentation:style-name="pr5" draw:layer="layout" svg:width="24.599cm" svg:height="11.906cm" svg:x="2cm" svg:y="5.5cm" presentation:class="outline" presentation:user-transformed="true">
          <draw:text-box>
            <text:list text:style-name="L2">
              <text:list-item>
                <text:p><text:span text:style-name="T7">Introduction</text:span></text:p>
              </text:list-item>
              <text:list-item>
                <text:p>The project</text:p>
              </text:list-item>
              <text:list-item>
                <text:p>HTTP Client</text:p>
              </text:list-item>
              <text:list-item>
                <text:p>ZIP facility</text:p>
              </text:list-item>
              <text:list-item>
                <text:p><text:span text:style-name="T1">Packaging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text:s text:c="2"/></text:span><text:span text:style-name="T5">←</text:span></text:p>
              </text:list-item>
              <text:list-item>
                <text:p>Putting it all together</text:p>
              </text:list-item>
              <text:list-item>
                <text:p>Sibling projec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aqua" presentation:presentation-page-layout-name="AL2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Packaging</text:p>
          </draw:text-box>
        </draw:frame>
        <draw:frame presentation:style-name="pr5" draw:layer="layout" svg:width="24.599cm" svg:height="12.097cm" svg:x="2cm" svg:y="5.5cm" presentation:class="outline" presentation:user-transformed="true">
          <draw:text-box>
            <text:list text:style-name="L2">
              <text:list-item>
                <text:p>Support XSLT, XQuery and Xproc</text:p>
              </text:list-item>
              <text:list-item>
                <text:p>Can be extended for other X* technologies</text:p>
              </text:list-item>
              <text:list-item>
                <text:p>Independent on the processor for std X* files</text:p>
              </text:list-item>
              <text:list-item>
                <text:p>Allow processor-dependent features <text:s text:c="10"/>(i.e. for Java extension functions)</text:p>
              </text:list-item>
              <text:list-item>
                <text:p>Does not support deploying anything else than libraries, but can be used as a building block for more complex frameworks, like XRX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yt-aqua" presentation:presentation-page-layout-name="AL2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Packaging</text:p>
          </draw:text-box>
        </draw:frame>
        <draw:frame presentation:style-name="pr10" draw:layer="layout" svg:width="24.599cm" svg:height="13.7cm" svg:x="2cm" svg:y="5.715cm" presentation:class="outline" presentation:user-transformed="true">
          <draw:text-box>
            <text:list text:style-name="L2">
              <text:list-item>
                <text:p>Deployment descriptor:</text:p>
              </text:list-item>
            </text:list>
            <text:p text:style-name="P5"><text:span text:style-name="T27">&lt;package</text:span><text:span text:style-name="T29"> xmlns</text:span><text:span text:style-name="T30">=</text:span><text:span text:style-name="T31">"http://expath.org/mod/expath-pkg"</text:span><text:span text:style-name="T27">&gt;</text:span><text:span text:style-name="T26"><text:line-break/></text:span><text:span text:style-name="T26"> <text:s text:c="2"/></text:span><text:span text:style-name="T27">&lt;module</text:span><text:span text:style-name="T29"> version</text:span><text:span text:style-name="T30">=</text:span><text:span text:style-name="T31">"0.1"</text:span><text:span text:style-name="T29"> name</text:span><text:span text:style-name="T30">=</text:span><text:span text:style-name="T31">"google-xslt"</text:span><text:span text:style-name="T27">&gt;</text:span><text:span text:style-name="T26"><text:line-break/></text:span><text:span text:style-name="T26"> <text:s text:c="5"/></text:span><text:span text:style-name="T27">&lt;title&gt;</text:span><text:span text:style-name="T26">Simple XQuery package for tests</text:span><text:span text:style-name="T27">&lt;/title&gt;</text:span><text:span text:style-name="T26"><text:line-break/></text:span><text:span text:style-name="T26"> <text:s text:c="5"/></text:span><text:span text:style-name="T27">&lt;xsl&gt;</text:span><text:span text:style-name="T26"><text:line-break/></text:span><text:span text:style-name="T26"> <text:s text:c="8"/></text:span><text:span text:style-name="T27">&lt;import-uri&gt;</text:span><text:span text:style-name="T26">http://www.fgeorges.org/google/gdata.xsl</text:span><text:span text:style-name="T27">&lt;/import-uri&gt;</text:span><text:span text:style-name="T26"><text:line-break/></text:span><text:span text:style-name="T26"> <text:s text:c="8"/></text:span><text:span text:style-name="T27">&lt;file&gt;</text:span><text:span text:style-name="T26">xsl/gdata.xsl</text:span><text:span text:style-name="T27">&lt;/file&gt;</text:span><text:span text:style-name="T26"><text:line-break/></text:span><text:span text:style-name="T26"> <text:s text:c="5"/></text:span><text:span text:style-name="T27">&lt;/xsl&gt;</text:span><text:span text:style-name="T26"><text:line-break/></text:span><text:span text:style-name="T26"> <text:s text:c="5"/>...</text:span><text:span text:style-name="T26"><text:line-break/></text:span><text:span text:style-name="T26"> <text:s text:c="2"/></text:span><text:span text:style-name="T27">&lt;/module&gt;</text:span><text:span text:style-name="T26"><text:line-break/></text:span><text:span text:style-name="T27">&lt;/package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yt-aqua" presentation:presentation-page-layout-name="AL2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Packaging</text:p>
          </draw:text-box>
        </draw:frame>
        <draw:frame presentation:style-name="pr5" draw:layer="layout" svg:width="24.599cm" svg:height="11.25cm" svg:x="2cm" svg:y="5.5cm" presentation:class="outline">
          <draw:text-box>
            <text:list text:style-name="L2">
              <text:list-item>
                <text:p>Examples:</text:p>
                <text:list>
                  <text:list-item>
                    <text:p>Deploy simple XSLT and XQuery for Saxon</text:p>
                  </text:list-item>
                  <text:list-item>
                    <text:p>Deploy Java extensions for Saxon</text:p>
                  </text:list-item>
                  <text:list-item>
                    <text:p>Deploy simple XQuery for eXist</text:p>
                  </text:list-item>
                  <text:list-item>
                    <text:p>Deploy Java extensions for eXis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yt-aqua" presentation:presentation-page-layout-name="AL2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Packaging</text:p>
          </draw:text-box>
        </draw:frame>
        <draw:frame presentation:style-name="pr5" draw:layer="layout" svg:width="24.67cm" svg:height="12.097cm" svg:x="2cm" svg:y="5.5cm" presentation:class="outline" presentation:user-transformed="true">
          <draw:text-box>
            <text:list text:style-name="L2">
              <text:list-item>
                <text:p>For now, use an external application to deploy</text:p>
              </text:list-item>
              <text:list-item>
                <text:p>Limited to the processor's mechanism to resolve URIs</text:p>
              </text:list-item>
              <text:list-item>
                <text:p>For some processors, not possible to deploy without changing importing stylesheets/queries</text:p>
              </text:list-item>
              <text:list-item>
                <text:p>Ideal situation: supported natively by a broad number of processors</text:p>
              </text:list-item>
              <text:list-item>
                <text:p>Is a support for other frameworks, and CXA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EXPath<text:line-break/>A practical introduction</text:p>
          </draw:text-box>
        </draw:frame>
        <draw:frame presentation:style-name="pr5" draw:layer="layout" svg:width="24.599cm" svg:height="11.906cm" svg:x="2cm" svg:y="5.5cm" presentation:class="outline" presentation:user-transformed="true">
          <draw:text-box>
            <text:list text:style-name="L2">
              <text:list-item>
                <text:p><text:span text:style-name="T7">Introduction</text:span></text:p>
              </text:list-item>
              <text:list-item>
                <text:p>The project</text:p>
              </text:list-item>
              <text:list-item>
                <text:p>HTTP Client</text:p>
              </text:list-item>
              <text:list-item>
                <text:p>ZIP facility</text:p>
              </text:list-item>
              <text:list-item>
                <text:p>Packaging</text:p>
              </text:list-item>
              <text:list-item>
                <text:p><text:span text:style-name="T1">Putting it all together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text:s text:c="2"/></text:span><text:span text:style-name="T5">←</text:span></text:p>
              </text:list-item>
              <text:list-item>
                <text:p>Sibling projec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lyt-aqua" presentation:presentation-page-layout-name="AL2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Putting it all together</text:p>
          </draw:text-box>
        </draw:frame>
        <draw:frame presentation:style-name="pr5" draw:layer="layout" svg:width="24.599cm" svg:height="11.25cm" svg:x="2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lyt-aqua" presentation:presentation-page-layout-name="AL2T1">
        <office:forms form:automatic-focus="false" form:apply-design-mode="false"/>
        <draw:frame presentation:style-name="pr8" draw:layer="layout" svg:width="25.199cm" svg:height="3.256cm" svg:x="1.4cm" svg:y="0.962cm" presentation:class="title" presentation:user-transformed="true">
          <draw:text-box>
            <text:p>Google Contacts to ODF</text:p>
          </draw:text-box>
        </draw:frame>
        <draw:frame presentation:style-name="pr5" draw:layer="layout" svg:width="24.599cm" svg:height="11.25cm" svg:x="2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 presentation:user-transformed="true">
          <draw:text-box>
            <text:p>EXPath<text:line-break/>A practical introduction</text:p>
          </draw:text-box>
        </draw:frame>
        <draw:frame presentation:style-name="pr5" draw:layer="layout" svg:width="24.599cm" svg:height="11.906cm" svg:x="2cm" svg:y="5.5cm" presentation:class="outline" presentation:user-transformed="true">
          <draw:text-box>
            <text:list text:style-name="L2">
              <text:list-item>
                <text:p><text:span text:style-name="T7">Introduction</text:span></text:p>
              </text:list-item>
              <text:list-item>
                <text:p>The project</text:p>
              </text:list-item>
              <text:list-item>
                <text:p>HTTP Client</text:p>
              </text:list-item>
              <text:list-item>
                <text:p>ZIP facility</text:p>
              </text:list-item>
              <text:list-item>
                <text:p>Packaging</text:p>
              </text:list-item>
              <text:list-item>
                <text:p>Putting it all together</text:p>
              </text:list-item>
              <text:list-item>
                <text:p><text:span text:style-name="T1">Sibling projects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text:s text:c="2"/></text:span><text:span text:style-name="T5">←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1" draw:master-page-name="lyt-aqua" presentation:presentation-page-layout-name="AL2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Sibling projects</text:p>
          </draw:text-box>
        </draw:frame>
        <draw:frame presentation:style-name="pr5" draw:layer="layout" svg:width="24.599cm" svg:height="11.25cm" svg:x="2cm" svg:y="5.5cm" presentation:class="outline">
          <draw:text-box>
            <text:list text:style-name="L2">
              <text:list-item>
                <text:p>EXQuery, EXSLT 2.0, and EXProc</text:p>
              </text:list-item>
              <text:list-item>
                <text:p>Where's the border?</text:p>
                <text:list>
                  <text:list-item>
                    <text:p>EXPath Packaging system</text:p>
                  </text:list-item>
                  <text:list-item>
                    <text:p>Servlet-like container definition</text:p>
                  </text:list-item>
                  <text:list-item>
                    <text:p>Full XRX container defini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1" draw:master-page-name="lyt-aqua" presentation:presentation-page-layout-name="AL2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That's all Folks!</text:p>
          </draw:text-box>
        </draw:frame>
        <draw:frame presentation:style-name="pr5" draw:layer="layout" svg:width="24.599cm" svg:height="11.25cm" svg:x="2cm" svg:y="5.5cm" presentation:class="outline">
          <draw:text-box>
            <text:list text:style-name="L2">
              <text:list-item>
                <text:p>Plenty of other potential extensions</text:p>
              </text:list-item>
              <text:list-item>
                <text:p>More low-level and general-purpose: nested sequences and first-class function items</text:p>
              </text:list-item>
              <text:list-item>
                <text:p>Join the mailing list and browse the website:</text:p>
                <text:p/>
                <text:p text:style-name="P8"><text:span text:style-name="T1">http://www.expath.org/ <text:s text:c="2"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aqua1" xlink:href="Pictures/100000000000031A0000025343F445B3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'Andale Sans UI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84001c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4001c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4001c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4001c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4001c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4001c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4001c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4001c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4001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666666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color="#666666"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color="#666666"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color="#666666"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color="#666666"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color="#666666"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color="#666666"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color="#666666"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color="#666666"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666666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aqua1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text:span text:style-name="MT1"> 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text:span text:style-name="MT1"> 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text:span text:style-name="MT1"> 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text:span text:style-name="MT1"> 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aqua" style:page-layout-name="PM1" draw:style-name="Mdp1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1.5cm" svg:x="2cm" svg:y="5.5cm" presentation:class="outline" presentation:placeholder="true">
        <draw:text-box/>
      </draw:frame>
      <draw:frame presentation:style-name="Mpr1" draw:text-style-name="MP1" draw:layer="backgroundobjects" svg:width="6.523cm" svg:height="1.448cm" svg:x="1.7cm" svg:y="18.231cm" presentation:class="date-time">
        <draw:text-box>
          <text:p text:style-name="MP1"><text:span text:style-name="MT1"><presentation:date-time/></text:span><text:span text:style-name="MT1"> </text:span></text:p>
        </draw:text-box>
      </draw:frame>
      <draw:frame presentation:style-name="Mpr1" draw:text-style-name="MP3" draw:layer="backgroundobjects" svg:width="8.875cm" svg:height="1.448cm" svg:x="9.876cm" svg:y="18.231cm" presentation:class="footer">
        <draw:text-box>
          <text:p text:style-name="MP3"><text:span text:style-name="MT1"><presentation:footer/></text:span><text:span text:style-name="MT1"> </text:span></text:p>
        </draw:text-box>
      </draw:frame>
      <draw:frame presentation:style-name="Mpr1" draw:text-style-name="MP2" draw:layer="backgroundobjects" svg:width="6.523cm" svg:height="1.448cm" svg:x="20.376cm" svg:y="18.231cm" presentation:class="page-number">
        <draw:text-box>
          <text:p text:style-name="MP2"><text:span text:style-name="MT1"><text:page-number>&lt;number&gt;</text:page-number></text:span><text:span text:style-name="MT1"> </text:span></text:p>
        </draw:text-box>
      </draw:frame>
      <presentation:notes style:page-layout-name="PM2">
        <draw:page-thumbnail presentation:style-name="lyt-aqua-title" draw:layer="backgroundobjects" svg:width="14.848cm" svg:height="11.136cm" svg:x="3.075cm" svg:y="2.257cm" presentation:class="page"/>
        <draw:frame presentation:style-name="lyt-aqua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 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text:span text:style-name="MT1"> 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 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text:span text:style-name="MT1"> 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Unix OpenOffice.org_project/310m11$Build-9399</meta:generator>
    <dc:title>EXPath, A Practical Introduction, Balisage 2009</dc:title>
    <meta:creation-date>2009-07-24T12:50:02</meta:creation-date>
    <dc:language>en-US</dc:language>
    <meta:editing-cycles>102</meta:editing-cycles>
    <meta:editing-duration>PT67H35M00S</meta:editing-duration>
    <dc:date>2009-08-03T09:11:57</dc:date>
    <meta:document-statistic meta:object-count="144"/>
    <meta:user-defined meta:name="Info 1"/>
    <meta:user-defined meta:name="Info 2"/>
    <meta:user-defined meta:name="Info 3"/>
    <meta:user-defined meta:name="Info 4"/>
    <meta:template xlink:type="simple" xlink:actuate="onRequest" xlink:title="Blue Border" xlink:href="/C:/Program%20Files/OpenOffice.org%203/Basis/share/template/en-US/layout/lyt-aqua.otp"/>
  </office:meta>
</office:document-meta>
</file>